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MU Bright" svg:font-family="'CMU Br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="solid" draw:fill-color="#62a0d6" draw:textarea-horizontal-align="justify" draw:textarea-vertical-align="middle" draw:auto-grow-height="false" fo:min-height="2.226cm" fo:min-width="5.434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62a0d6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8cm" fo:min-width="4.138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ff3838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1.254cm"/>
      <style:paragraph-properties style:writing-mode="lr-tb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5cm" svg:stroke-color="#000000" draw:stroke-linejoin="round" svg:stroke-linecap="butt" draw:fill="none" fo:padding-top="0.025cm" fo:padding-bottom="0.025cm" fo:padding-left="0.025cm" fo:padding-right="0.025cm"/>
    </style:style>
    <style:style style:name="gr8" style:family="graphic" style:parent-style-name="standard">
      <style:graphic-properties draw:stroke="none" draw:fill="solid" draw:fill-color="#000000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87cm" fo:min-width="1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4.872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7cm" fo:min-width="1.9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5.5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722cm" fo:min-width="4.32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62a0d6"/>
      <style:paragraph-properties fo:text-align="center"/>
    </style:style>
    <style:style style:name="P2" style:family="paragraph">
      <style:text-properties fo:font-size="26.5pt"/>
    </style:style>
    <style:style style:name="P3" style:family="paragraph">
      <loext:graphic-properties draw:fill="none" draw:fill-color="#ffffff"/>
      <style:text-properties style:font-name="CMU Bright" fo:font-size="26.5pt" fo:font-weight="normal" style:font-size-asian="24pt" style:font-weight-asian="normal" style:font-size-complex="24pt" style:font-weight-complex="normal"/>
    </style:style>
    <style:style style:name="P4" style:family="paragraph">
      <loext:graphic-properties draw:fill="solid" draw:fill-color="#ff3838"/>
      <style:paragraph-properties fo:text-align="center"/>
    </style:style>
    <style:style style:name="P5" style:family="paragraph">
      <style:text-properties fo:font-size="15.3999996185303pt"/>
    </style:style>
    <style:style style:name="P6" style:family="paragraph">
      <loext:graphic-properties draw:fill="none" draw:fill-color="#ffffff"/>
      <style:text-properties fo:font-size="15.3999996185303pt" style:font-size-asian="14pt" style:font-size-complex="14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solid" draw:fill-color="#000000"/>
    </style:style>
    <style:style style:name="P10" style:family="paragraph">
      <style:paragraph-properties fo:text-align="start" style:writing-mode="lr-tb"/>
      <style:text-properties fo:font-size="19.8999996185303pt"/>
    </style:style>
    <style:style style:name="P11" style:family="paragraph">
      <loext:graphic-properties draw:fill="none"/>
      <style:paragraph-properties fo:text-align="start" style:writing-mode="lr-tb"/>
      <style:text-properties fo:font-size="19.8999996185303pt" style:font-size-asian="18pt" style:font-size-complex="18pt"/>
    </style:style>
    <style:style style:name="P12" style:family="paragraph">
      <style:paragraph-properties fo:text-align="start" style:writing-mode="lr-tb"/>
      <style:text-properties fo:font-size="17.6000003814697pt"/>
    </style:style>
    <style:style style:name="P13" style:family="paragraph">
      <loext:graphic-properties draw:fill="none"/>
      <style:paragraph-properties fo:text-align="start" style:writing-mode="lr-tb"/>
      <style:text-properties style:font-name="CMU Bright" fo:font-size="17.6000003814697pt" style:font-size-asian="16pt" style:font-size-complex="16pt"/>
    </style:style>
    <style:style style:name="P14" style:family="paragraph">
      <style:paragraph-properties fo:text-align="center" style:writing-mode="lr-tb"/>
      <style:text-properties fo:font-size="17.6000003814697pt"/>
    </style:style>
    <style:style style:name="P15" style:family="paragraph">
      <loext:graphic-properties draw:fill="none"/>
      <style:paragraph-properties fo:text-align="center" style:writing-mode="lr-tb"/>
      <style:text-properties style:font-name="CMU Bright" fo:font-size="17.6000003814697pt" style:font-size-asian="16pt" style:font-size-complex="16pt"/>
    </style:style>
    <style:style style:name="T1" style:family="text">
      <style:text-properties style:font-name="CMU Bright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loext:opacity="100%" style:font-name="Liberation Sans2" fo:font-size="18pt" style:font-size-asian="18pt" style:font-name-complex="Liberation Sans2" style:font-size-complex="18pt"/>
    </style:style>
    <style:style style:name="T4" style:family="text">
      <style:text-properties fo:color="#000000" loext:opacity="100%" style:font-name="CMU Bright" fo:font-size="16pt" style:font-size-asian="16pt" style:font-name-complex="Liberation Sans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984cm" svg:height="2.526cm" svg:x="0.22cm" svg:y="4.9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2" draw:text-style-name="P1" draw:layer="layout" svg:width="1.761cm" svg:height="2.526cm" svg:x="6.169cm" svg:y="4.964cm" svg:viewBox="0 0 1762 2527" draw:points="0,0 1762,0 1762,673 881,673 881,1852 1762,1852 1762,2527 0,2527">
          <text:p/>
        </draw:polygon>
        <draw:frame draw:style-name="gr3" draw:text-style-name="P3" draw:layer="layout" svg:width="4.638cm" svg:height="1.368cm" svg:x="0.992cm" svg:y="5.559cm">
          <draw:text-box>
            <text:p text:style-name="P2"><text:span text:style-name="T1">Solver A</text:span></text:p>
          </draw:text-box>
        </draw:frame>
        <draw:polygon draw:style-name="gr4" draw:text-style-name="P4" draw:layer="layout" svg:width="1.761cm" svg:height="2.526cm" svg:x="7.281cm" svg:y="4.96cm" svg:viewBox="0 0 1762 2527" draw:points="881,0 881,673 0,673 0,1852 881,1852 881,2358 881,2527 1762,2527 1762,0 1585,0">
          <text:p/>
        </draw:polygon>
        <draw:frame draw:style-name="gr5" draw:text-style-name="P6" draw:layer="layout" svg:width="5.639cm" svg:height="1.504cm" svg:x="2.919cm" svg:y="3.032cm">
          <draw:text-box>
            <text:p text:style-name="P5"><text:span text:style-name="T2">libpreciceMocked</text:span></text:p>
          </draw:text-box>
        </draw:frame>
        <draw:line draw:style-name="gr6" draw:text-style-name="P7" draw:layer="layout" svg:x1="8.558cm" svg:y1="4.679cm" svg:x2="7.677cm" svg:y2="4.005cm">
          <text:p/>
        </draw:line>
        <draw:line draw:style-name="gr7" draw:text-style-name="P8" draw:layer="layout" svg:x1="10.736cm" svg:y1="9.183cm" svg:x2="12.498cm" svg:y2="9.183cm">
          <text:p/>
        </draw:line>
        <draw:line draw:style-name="gr7" draw:text-style-name="P8" draw:layer="layout" svg:x1="10.736cm" svg:y1="9.155cm" svg:x2="10.736cm" svg:y2="12.524cm">
          <text:p/>
        </draw:line>
        <draw:line draw:style-name="gr7" draw:text-style-name="P8" draw:layer="layout" svg:x1="13.379cm" svg:y1="12.5cm" svg:x2="10.736cm" svg:y2="12.5cm">
          <text:p/>
        </draw:line>
        <draw:line draw:style-name="gr7" draw:text-style-name="P8" draw:layer="layout" svg:x1="13.379cm" svg:y1="12.524cm" svg:x2="13.379cm" svg:y2="9.997cm">
          <text:p/>
        </draw:line>
        <draw:path draw:style-name="gr8" draw:text-style-name="P9" draw:layer="layout" svg:width="0.906cm" svg:height="0.827cm" svg:x="12.474cm" svg:y="9.178cm" svg:viewBox="0 0 907 828" svg:d="M0 0l907 828h-907zM0 0zM907 828z">
          <text:p/>
        </draw:path>
        <draw:polygon draw:style-name="gr7" draw:text-style-name="P8" draw:layer="layout" svg:width="0.906cm" svg:height="0.827cm" svg:x="12.475cm" svg:y="9.178cm" svg:viewBox="0 0 907 828" draw:points="0,0 907,828 0,828">
          <text:p/>
        </draw:polygon>
        <draw:polygon draw:style-name="gr7" draw:text-style-name="P8" draw:layer="layout" svg:width="0cm" svg:height="0cm" svg:x="12.475cm" svg:y="9.178cm" svg:viewBox="0 0 0 0" draw:points="0,0">
          <text:p/>
        </draw:polygon>
        <draw:polygon draw:style-name="gr7" draw:text-style-name="P8" draw:layer="layout" svg:width="0cm" svg:height="0cm" svg:x="13.379cm" svg:y="10.005cm" svg:viewBox="0 0 0 0" draw:points="0,0">
          <text:p/>
        </draw:polygon>
        <draw:frame draw:style-name="gr9" draw:text-style-name="P11" draw:layer="layout" svg:width="1.51cm" svg:height="0.787cm" svg:x="11.317cm" svg:y="10.575cm">
          <draw:text-box>
            <text:p text:style-name="P10"><text:span text:style-name="T3">XML</text:span></text:p>
          </draw:text-box>
        </draw:frame>
        <draw:line draw:style-name="gr7" draw:text-style-name="P8" draw:layer="layout" svg:x1="9.28cm" svg:y1="8.301cm" svg:x2="9.388cm" svg:y2="8.349cm">
          <text:p/>
        </draw:line>
        <draw:line draw:style-name="gr7" draw:text-style-name="P8" draw:layer="layout" svg:x1="9.493cm" svg:y1="8.399cm" svg:x2="9.596cm" svg:y2="8.447cm">
          <text:p/>
        </draw:line>
        <draw:line draw:style-name="gr7" draw:text-style-name="P8" draw:layer="layout" svg:x1="9.701cm" svg:y1="8.496cm" svg:x2="9.809cm" svg:y2="8.544cm">
          <text:p/>
        </draw:line>
        <draw:line draw:style-name="gr7" draw:text-style-name="P8" draw:layer="layout" svg:x1="9.908cm" svg:y1="8.59cm" svg:x2="10.016cm" svg:y2="8.638cm">
          <text:p/>
        </draw:line>
        <draw:line draw:style-name="gr7" draw:text-style-name="P8" draw:layer="layout" svg:x1="10.122cm" svg:y1="8.688cm" svg:x2="10.225cm" svg:y2="8.736cm">
          <text:p/>
        </draw:line>
        <draw:line draw:style-name="gr7" draw:text-style-name="P8" draw:layer="layout" svg:x1="10.328cm" svg:y1="8.78cm" svg:x2="10.436cm" svg:y2="8.832cm">
          <text:p/>
        </draw:line>
        <draw:polygon draw:style-name="gr8" draw:text-style-name="P9" draw:layer="layout" svg:width="0.408cm" svg:height="0.374cm" svg:x="8.995cm" svg:y="8.125cm" svg:viewBox="0 0 409 375" draw:points="0,46 217,375 409,0">
          <text:p/>
        </draw:polygon>
        <draw:frame draw:style-name="gr10" draw:text-style-name="P13" draw:layer="layout" svg:width="4.872cm" svg:height="0.722cm" svg:x="9.807cm" svg:y="12.678cm">
          <draw:text-box>
            <text:p text:style-name="P12"><text:span text:style-name="T4">preCICE Config</text:span></text:p>
          </draw:text-box>
        </draw:frame>
        <draw:line draw:style-name="gr7" draw:text-style-name="P8" draw:layer="layout" svg:x1="2.555cm" svg:y1="8.982cm" svg:x2="4.317cm" svg:y2="8.982cm">
          <text:p/>
        </draw:line>
        <draw:line draw:style-name="gr7" draw:text-style-name="P8" draw:layer="layout" svg:x1="2.555cm" svg:y1="8.954cm" svg:x2="2.555cm" svg:y2="12.323cm">
          <text:p/>
        </draw:line>
        <draw:line draw:style-name="gr7" draw:text-style-name="P8" draw:layer="layout" svg:x1="5.198cm" svg:y1="12.3cm" svg:x2="2.555cm" svg:y2="12.3cm">
          <text:p/>
        </draw:line>
        <draw:line draw:style-name="gr7" draw:text-style-name="P8" draw:layer="layout" svg:x1="5.199cm" svg:y1="12.323cm" svg:x2="5.199cm" svg:y2="9.796cm">
          <text:p/>
        </draw:line>
        <draw:path draw:style-name="gr8" draw:text-style-name="P9" draw:layer="layout" svg:width="0.905cm" svg:height="0.827cm" svg:x="4.294cm" svg:y="8.976cm" svg:viewBox="0 0 906 828" svg:d="M0 0l906 828h-906zM0 0zM906 828z">
          <text:p/>
        </draw:path>
        <draw:polygon draw:style-name="gr7" draw:text-style-name="P8" draw:layer="layout" svg:width="0.905cm" svg:height="0.827cm" svg:x="4.293cm" svg:y="8.977cm" svg:viewBox="0 0 906 828" draw:points="0,0 906,828 0,828">
          <text:p/>
        </draw:polygon>
        <draw:polygon draw:style-name="gr7" draw:text-style-name="P8" draw:layer="layout" svg:width="0cm" svg:height="0cm" svg:x="4.293cm" svg:y="8.977cm" svg:viewBox="0 0 0 0" draw:points="0,0">
          <text:p/>
        </draw:polygon>
        <draw:polygon draw:style-name="gr7" draw:text-style-name="P8" draw:layer="layout" svg:width="0cm" svg:height="0cm" svg:x="5.199cm" svg:y="9.804cm" svg:viewBox="0 0 0 0" draw:points="0,0">
          <text:p/>
        </draw:polygon>
        <draw:frame draw:style-name="gr11" draw:text-style-name="P11" draw:layer="layout" svg:width="1.946cm" svg:height="0.787cm" svg:x="2.918cm" svg:y="10.443cm">
          <draw:text-box>
            <text:p text:style-name="P10"><text:span text:style-name="T3">YAML</text:span></text:p>
          </draw:text-box>
        </draw:frame>
        <draw:line draw:style-name="gr7" draw:text-style-name="P8" draw:layer="layout" svg:x1="6.158cm" svg:y1="8.092cm" svg:x2="6.055cm" svg:y2="8.141cm">
          <text:p/>
        </draw:line>
        <draw:line draw:style-name="gr7" draw:text-style-name="P8" draw:layer="layout" svg:x1="5.95cm" svg:y1="8.19cm" svg:x2="5.844cm" svg:y2="8.238cm">
          <text:p/>
        </draw:line>
        <draw:line draw:style-name="gr7" draw:text-style-name="P8" draw:layer="layout" svg:x1="5.738cm" svg:y1="8.287cm" svg:x2="5.635cm" svg:y2="8.335cm">
          <text:p/>
        </draw:line>
        <draw:line draw:style-name="gr7" draw:text-style-name="P8" draw:layer="layout" svg:x1="5.531cm" svg:y1="8.382cm" svg:x2="5.423cm" svg:y2="8.43cm">
          <text:p/>
        </draw:line>
        <draw:line draw:style-name="gr7" draw:text-style-name="P8" draw:layer="layout" svg:x1="5.323cm" svg:y1="8.478cm" svg:x2="5.215cm" svg:y2="8.526cm">
          <text:p/>
        </draw:line>
        <draw:line draw:style-name="gr7" draw:text-style-name="P8" draw:layer="layout" svg:x1="5.11cm" svg:y1="8.571cm" svg:x2="5.006cm" svg:y2="8.623cm">
          <text:p/>
        </draw:line>
        <draw:polygon draw:style-name="gr8" draw:text-style-name="P9" draw:layer="layout" svg:width="0.404cm" svg:height="0.374cm" svg:x="6.039cm" svg:y="7.917cm" svg:viewBox="0 0 405 375" draw:points="405,46 0,0 187,375">
          <text:p/>
        </draw:polygon>
        <draw:frame draw:style-name="gr12" draw:text-style-name="P13" draw:layer="layout" svg:width="5.528cm" svg:height="0.722cm" svg:x="1.626cm" svg:y="12.476cm">
          <draw:text-box>
            <text:p text:style-name="P12"><text:span text:style-name="T4">Adapter A Config</text:span></text:p>
          </draw:text-box>
        </draw:frame>
        <draw:line draw:style-name="gr7" draw:text-style-name="P8" draw:layer="layout" svg:x1="11.84cm" svg:y1="0.332cm" svg:x2="13.602cm" svg:y2="0.332cm">
          <text:p/>
        </draw:line>
        <draw:line draw:style-name="gr7" draw:text-style-name="P8" draw:layer="layout" svg:x1="11.84cm" svg:y1="0.304cm" svg:x2="11.84cm" svg:y2="3.673cm">
          <text:p/>
        </draw:line>
        <draw:line draw:style-name="gr7" draw:text-style-name="P8" draw:layer="layout" svg:x1="14.483cm" svg:y1="3.649cm" svg:x2="11.84cm" svg:y2="3.649cm">
          <text:p/>
        </draw:line>
        <draw:line draw:style-name="gr7" draw:text-style-name="P8" draw:layer="layout" svg:x1="14.484cm" svg:y1="3.673cm" svg:x2="14.484cm" svg:y2="1.146cm">
          <text:p/>
        </draw:line>
        <draw:path draw:style-name="gr8" draw:text-style-name="P9" draw:layer="layout" svg:width="0.906cm" svg:height="0.827cm" svg:x="13.578cm" svg:y="0.327cm" svg:viewBox="0 0 907 828" svg:d="M0 0l907 828h-907zM0 0zM907 828z">
          <text:p/>
        </draw:path>
        <draw:polygon draw:style-name="gr7" draw:text-style-name="P8" draw:layer="layout" svg:width="0.906cm" svg:height="0.827cm" svg:x="13.578cm" svg:y="0.328cm" svg:viewBox="0 0 907 828" draw:points="0,0 907,828 0,828">
          <text:p/>
        </draw:polygon>
        <draw:polygon draw:style-name="gr7" draw:text-style-name="P8" draw:layer="layout" svg:width="0cm" svg:height="0cm" svg:x="13.578cm" svg:y="0.328cm" svg:viewBox="0 0 0 0" draw:points="0,0">
          <text:p/>
        </draw:polygon>
        <draw:polygon draw:style-name="gr7" draw:text-style-name="P8" draw:layer="layout" svg:width="0cm" svg:height="0cm" svg:x="14.484cm" svg:y="1.155cm" svg:viewBox="0 0 0 0" draw:points="0,0">
          <text:p/>
        </draw:polygon>
        <draw:frame draw:style-name="gr9" draw:text-style-name="P11" draw:layer="layout" svg:width="1.51cm" svg:height="0.787cm" svg:x="12.42cm" svg:y="1.724cm">
          <draw:text-box>
            <text:p text:style-name="P10"><text:span text:style-name="T3">XML</text:span></text:p>
          </draw:text-box>
        </draw:frame>
        <draw:line draw:style-name="gr7" draw:text-style-name="P8" draw:layer="layout" svg:x1="9.713cm" svg:y1="5.223cm" svg:x2="9.816cm" svg:y2="5.166cm">
          <text:p/>
        </draw:line>
        <draw:line draw:style-name="gr7" draw:text-style-name="P8" draw:layer="layout" svg:x1="9.919cm" svg:y1="5.113cm" svg:x2="10.019cm" svg:y2="5.06cm">
          <text:p/>
        </draw:line>
        <draw:line draw:style-name="gr7" draw:text-style-name="P8" draw:layer="layout" svg:x1="10.122cm" svg:y1="5.006cm" svg:x2="10.225cm" svg:y2="4.949cm">
          <text:p/>
        </draw:line>
        <draw:line draw:style-name="gr7" draw:text-style-name="P8" draw:layer="layout" svg:x1="10.323cm" svg:y1="4.899cm" svg:x2="10.426cm" svg:y2="4.842cm">
          <text:p/>
        </draw:line>
        <draw:line draw:style-name="gr7" draw:text-style-name="P8" draw:layer="layout" svg:x1="10.528cm" svg:y1="4.788cm" svg:x2="10.628cm" svg:y2="4.735cm">
          <text:p/>
        </draw:line>
        <draw:line draw:style-name="gr7" draw:text-style-name="P8" draw:layer="layout" svg:x1="10.726cm" svg:y1="4.68cm" svg:x2="10.832cm" svg:y2="4.626cm">
          <text:p/>
        </draw:line>
        <draw:polygon draw:style-name="gr8" draw:text-style-name="P9" draw:layer="layout" svg:width="0.396cm" svg:height="0.385cm" draw:transform="skewX (-0.0448549617762542) rotate (0.934972880293362) translate (9.39822334252035cm 5.34399478632325cm)" svg:viewBox="0 0 397 386" draw:points="0,48 210,386 397,0">
          <text:p/>
        </draw:polygon>
        <draw:frame draw:style-name="gr13" draw:text-style-name="P15" draw:layer="layout" svg:width="4.329cm" svg:height="0.722cm" svg:x="10.911cm" svg:y="3.826cm">
          <draw:text-box>
            <text:p text:style-name="P14"><text:span text:style-name="T4">mock-confi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MU Bright" svg:font-family="'CMU Bright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011cm" fo:page-height="15.0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5-12T17:05:04.865594995</meta:creation-date>
    <dc:date>2025-12-19T00:47:06.835680176</dc:date>
    <meta:editing-duration>PT15H1M2S</meta:editing-duration>
    <meta:editing-cycles>13</meta:editing-cycles>
    <meta:generator>LibreOffice/7.3.7.2$Linux_X86_64 LibreOffice_project/30$Build-2</meta:generator>
    <meta:document-statistic meta:object-count="57"/>
  </office:meta>
</office:document-meta>
</file>